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06f4" officeooo:paragraph-rsid="000c06f4"/>
    </style:style>
    <style:style style:name="P2" style:family="paragraph" style:parent-style-name="Standard">
      <style:text-properties officeooo:rsid="000c06f4" officeooo:paragraph-rsid="000ddcfe"/>
    </style:style>
    <style:style style:name="P3" style:family="paragraph" style:parent-style-name="Standard">
      <style:text-properties officeooo:rsid="000ddcfe" officeooo:paragraph-rsid="000ddc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tIOT()</text:p>
      <text:p text:style-name="P1">GetIOTs()</text:p>
      <text:p text:style-name="P1"/>
      <text:p text:style-name="P1">ConnectUser()</text:p>
      <text:p text:style-name="P1"/>
      <text:p text:style-name="P2">GetPositionNow()</text:p>
      <text:p text:style-name="P1">GetHistory()</text:p>
      <text:p text:style-name="P1"/>
      <text:p text:style-name="P3">GetStatus()</text:p>
      <text:p text:style-name="P3">GetStatusList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9:22:35.020945737</meta:creation-date>
    <dc:date>2023-01-25T11:54:04.678148487</dc:date>
    <meta:editing-duration>PT1H51M9S</meta:editing-duration>
    <meta:editing-cycles>1</meta:editing-cycles>
    <meta:document-statistic meta:table-count="0" meta:image-count="0" meta:object-count="0" meta:page-count="1" meta:paragraph-count="7" meta:word-count="7" meta:character-count="84" meta:non-whitespace-character-count="84"/>
    <meta:generator>LibreOffice/7.0.4.2$Linux_X86_64 LibreOffice_project/00$Build-2</meta:generator>
  </office:meta>
</office:document-meta>
</file>